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2500000020BB21E21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ff3333"/>
    </style:style>
    <style:style style:name="T2" style:family="text">
      <style:text-properties fo:color="#99ff66"/>
    </style:style>
    <style:style style:name="T3" style:family="text">
      <style:text-properties fo:color="#000000"/>
    </style:style>
    <style:style style:name="T4" style:family="text">
      <style:text-properties fo:color="#66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mitty</text:p>
      <text:p text:style-name="P1"><draw:frame draw:style-name="fr1" draw:name="graphics1" text:anchor-type="paragraph" svg:x="7.728cm" svg:y="0.205cm" svg:width="2.136cm" svg:height="1.778cm" draw:z-index="0"><draw:image xlink:href="Pictures/100002010000002500000020BB21E214.png" xlink:type="simple" xlink:show="embed" xlink:actuate="onLoad"/></draw:frame></text:p>
      <text:p text:style-name="P2">Smitty is 1 of the base heroes you get when you start the game.</text:p>
      <text:p text:style-name="P2">Smitty's base stats are <text:span text:style-name="T1">2 attack, </text:span><text:span text:style-name="T2">3 Stamina <text:s/></text:span><text:span text:style-name="T3">and <text:s/></text:span><text:span text:style-name="T4">2 Heal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9:02:09</meta:creation-date>
    <meta:generator>OpenOffice/4.0.1$Unix OpenOffice.org_project/401m5$Build-9714</meta:generator>
    <meta:document-statistic meta:table-count="0" meta:image-count="1" meta:object-count="0" meta:page-count="1" meta:paragraph-count="3" meta:word-count="26" meta:character-count="128"/>
    <dc:date>2014-04-11T19:22:39</dc:date>
    <meta:editing-duration>PT18M39S</meta:editing-duration>
    <meta:editing-cycles>1</meta:editing-cycles>
  </office:meta>
</office:document-meta>
</file>